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604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3854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10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9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989583333333333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offender-age-gender-and-race">
      <style:table-properties table:display="true" style:writing-mode="lr-tb"/>
    </style:style>
    <style:style style:name="ta3" style:family="table" style:master-page-name="PageStyle_5f_point-of-entry-exit-during-burg">
      <style:table-properties table:display="true" style:writing-mode="lr-tb"/>
    </style:style>
    <style:style style:name="ta4" style:family="table" style:master-page-name="PageStyle_5f_structure-security-type">
      <style:table-properties table:display="true" style:writing-mode="lr-tb"/>
    </style:style>
    <style:style style:name="ta5" style:family="table" style:master-page-name="PageStyle_5f_victim-resident-status">
      <style:table-properties table:display="true" style:writing-mode="lr-tb"/>
    </style:style>
    <style:style style:name="ta6" style:family="table" style:master-page-name="PageStyle_5f_how-suspect-left-scene">
      <style:table-properties table:display="true" style:writing-mode="lr-tb"/>
    </style:style>
    <style:style style:name="ta7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3107">
            <text:p>3107</text:p>
          </table:table-cell>
          <table:table-cell table:style-name="ce23" office:value-type="float" office:value="5500">
            <text:p>5500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2744">
            <text:p>2744</text:p>
          </table:table-cell>
          <table:table-cell table:style-name="ce23" office:value-type="float" office:value="3772">
            <text:p>3772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6">
            <text:p>1666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388">
            <text:p>2388</text:p>
          </table:table-cell>
          <table:table-cell table:style-name="ce23" office:value-type="float" office:value="2011">
            <text:p>2011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4:.B8])" office:value-type="string">
            <text:p>642</text:p>
          </table:table-cell>
          <table:table-cell table:formula="oooc:=SUM([.C4:.C8])" office:value-type="string">
            <text:p>4697</text:p>
          </table:table-cell>
          <table:table-cell table:formula="oooc:=SUM([.D4:.D8])" office:value-type="string">
            <text:p>7335</text:p>
          </table:table-cell>
          <table:table-cell table:formula="oooc:=SUM([.E4:.E8])" office:value-type="string">
            <text:p>488</text:p>
          </table:table-cell>
          <table:table-cell table:formula="oooc:=SUM([.F4:.F8])" office:value-type="string">
            <text:p>5256</text:p>
          </table:table-cell>
          <table:table-cell table:formula="oooc:=SUM([.G4:.G8])" office:value-type="string">
            <text:p>5896</text:p>
          </table:table-cell>
        </table:table-row>
      </table:table>
      <table:table table:name="offender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2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1989">
            <text:p>1989</text:p>
          </table:table-cell>
          <table:table-cell table:style-name="ce23" office:value-type="float" office:value="3355">
            <text:p>3355</text:p>
          </table:table-cell>
          <table:table-cell table:style-name="ce23" office:value-type="float" office:value="936">
            <text:p>936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662">
            <text:p>662</text:p>
          </table:table-cell>
          <table:table-cell table:style-name="ce23" office:value-type="float" office:value="219">
            <text:p>219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1932">
            <text:p>1932</text:p>
          </table:table-cell>
          <table:table-cell table:style-name="ce23" office:value-type="float" office:value="2703">
            <text:p>2703</text:p>
          </table:table-cell>
          <table:table-cell table:style-name="ce23" office:value-type="float" office:value="946">
            <text:p>946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4:.B8])" office:value-type="string">
            <text:p>4178</text:p>
          </table:table-cell>
          <table:table-cell table:formula="oooc:=SUM([.C4:.C8])" office:value-type="string">
            <text:p>6178</text:p>
          </table:table-cell>
          <table:table-cell table:formula="oooc:=SUM([.D4:.D8])" office:value-type="string">
            <text:p>1932</text:p>
          </table:table-cell>
          <table:table-cell table:formula="oooc:=SUM([.E4:.E8])" office:value-type="string">
            <text:p>567</text:p>
          </table:table-cell>
          <table:table-cell table:formula="oooc:=SUM([.F4:.F8])" office:value-type="string">
            <text:p>1041</text:p>
          </table:table-cell>
          <table:table-cell table:formula="oooc:=SUM([.G4:.G8])" office:value-type="string">
            <text:p>335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point-of-entry-exit-during-burg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6347">
            <text:p>6347</text:p>
          </table:table-cell>
          <table:table-cell table:style-name="ce23" office:value-type="float" office:value="4603">
            <text:p>4603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5257">
            <text:p>5257</text:p>
          </table:table-cell>
          <table:table-cell table:style-name="ce23" office:value-type="float" office:value="3473">
            <text:p>3473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2152">
            <text:p>2152</text:p>
          </table:table-cell>
          <table:table-cell table:style-name="ce23" office:value-type="float" office:value="1239">
            <text:p>1239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4135">
            <text:p>4135</text:p>
          </table:table-cell>
          <table:table-cell table:style-name="ce23" office:value-type="float" office:value="1988">
            <text:p>1988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6511">
            <text:p>6511</text:p>
          </table:table-cell>
          <table:table-cell table:style-name="ce23" office:value-type="float" office:value="7892">
            <text:p>7892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396">
            <text:p>396</text:p>
          </table:table-cell>
          <table:table-cell table:style-name="ce23" office:value-type="float" office:value="404">
            <text:p>404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374">
            <text:p>374</text:p>
          </table:table-cell>
          <table:table-cell table:style-name="ce23" office:value-type="float" office:value="278">
            <text:p>278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229">
            <text:p>229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281">
            <text:p>1281</text:p>
          </table:table-cell>
          <table:table-cell table:style-name="ce23" office:value-type="float" office:value="1547">
            <text:p>1547</text:p>
          </table:table-cell>
        </table:table-row>
      </table:table>
      <table:table table:name="structure-securit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1278">
            <text:p>1278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317">
            <text:p>317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132">
            <text:p>132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220">
            <text:p>220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82">
            <text:p>182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1977">
            <text:p>1977</text:p>
          </table:table-cell>
          <table:table-cell table:style-name="ce23"/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10299">
            <text:p>10299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1762">
            <text:p>1762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364">
            <text:p>364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116">
            <text:p>116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186">
            <text:p>186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37">
            <text:p>237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2892">
            <text:p>2892</text:p>
          </table:table-cell>
        </table:table-row>
      </table:table>
      <table:table table:name="victim-resident-statu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Resident Status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18639">
            <text:p>18639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2409">
            <text:p>2409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3361">
            <text:p>3361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formula="oooc:=SUM([.B2:.B4])" office:value-type="string">
            <text:p>24409</text:p>
          </table:table-cell>
        </table:table-row>
      </table:table>
      <table:table table:name="how-suspect-left-scen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How Suspect Left Scene</text:p>
          </table:table-cell>
          <table:table-cell table:style-name="ce23" office:value-type="string">
            <text:p>Total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786">
            <text:p>786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65">
            <text:p>165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136">
            <text:p>136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1792">
            <text:p>1792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96">
            <text:p>296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0799">
            <text:p>10799</text:p>
          </table:table-cell>
        </table:table-row>
      </table:table>
      <table:table table:name="burglary-by-time-of-day-and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3" office:value-type="string">
            <text:p>Monday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473">
            <text:p>473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101">
            <text:p>101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451">
            <text:p>451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02">
            <text:p>102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711">
            <text:p>711</text:p>
          </table:table-cell>
          <table:table-cell table:style-name="ce23" office:value-type="float" office:value="528">
            <text:p>528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114">
            <text:p>114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3" office:value-type="float" office:value="439">
            <text:p>439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formula="oooc:=SUM([.B2:.B8])" office:value-type="string">
            <text:p>2660</text:p>
          </table:table-cell>
          <table:table-cell table:formula="oooc:=SUM([.C2:.C8])" office:value-type="string">
            <text:p>1324</text:p>
          </table:table-cell>
          <table:table-cell table:formula="oooc:=SUM([.D2:.D8])" office:value-type="string">
            <text:p>982</text:p>
          </table:table-cell>
          <table:table-cell table:formula="oooc:=SUM([.E2:.E8])" office:value-type="string">
            <text:p>2312</text:p>
          </table:table-cell>
          <table:table-cell table:formula="oooc:=SUM([.F2:.F8])" office:value-type="string">
            <text:p>2952</text:p>
          </table:table-cell>
          <table:table-cell table:formula="oooc:=SUM([.G2:.G8])" office:value-type="string">
            <text:p>2255</text:p>
          </table:table-cell>
          <table:table-cell table:formula="oooc:=SUM([.H2:.H8])" office:value-type="string">
            <text:p>2584</text:p>
          </table:table-cell>
          <table:table-cell table:formula="oooc:=SUM([.I2:.I8])" office:value-type="string">
            <text:p>2563</text:p>
          </table:table-cell>
          <table:table-cell table:formula="oooc:=SUM([.J2:.J8])" office:value-type="string">
            <text:p>3538</text:p>
          </table:table-cell>
          <table:table-cell table:formula="oooc:=SUM([.K2:.K8])" office:value-type="string">
            <text:p>3147</text:p>
          </table:table-cell>
          <table:table-cell table:formula="oooc:=SUM([.L2:.L8])" office:value-type="string">
            <text:p>2550</text:p>
          </table:table-cell>
          <table:table-cell table:formula="oooc:=SUM([.M2:.M8])" office:value-type="string">
            <text:p>2379</text:p>
          </table:table-cell>
          <table:table-cell table:formula="oooc:=SUM([.N2:.N8])" office:value-type="string">
            <text:p>7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burg" style:display-name="PageStyle_point-of-entry-exit-during-burg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